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141f"/>
    </style:style>
    <style:style style:name="P2" style:family="paragraph" style:parent-style-name="Standard">
      <style:text-properties officeooo:rsid="0011141f" officeooo:paragraph-rsid="0011141f"/>
    </style:style>
    <style:style style:name="P3" style:family="paragraph" style:parent-style-name="Standard">
      <style:text-properties officeooo:rsid="0013aa55" officeooo:paragraph-rsid="0013aa55"/>
    </style:style>
    <style:style style:name="P4" style:family="paragraph" style:parent-style-name="Standard">
      <style:text-properties officeooo:paragraph-rsid="0013aa55"/>
    </style:style>
    <style:style style:name="P5" style:family="paragraph" style:parent-style-name="Standard">
      <style:text-properties officeooo:rsid="001511a3" officeooo:paragraph-rsid="0013aa55"/>
    </style:style>
    <style:style style:name="P6" style:family="paragraph" style:parent-style-name="Standard">
      <style:text-properties officeooo:rsid="001511a3" officeooo:paragraph-rsid="001511a3"/>
    </style:style>
    <style:style style:name="P7" style:family="paragraph" style:parent-style-name="Standard">
      <style:text-properties officeooo:rsid="001511a3" officeooo:paragraph-rsid="00179c75"/>
    </style:style>
    <style:style style:name="P8" style:family="paragraph" style:parent-style-name="Standard">
      <style:text-properties officeooo:rsid="00163061" officeooo:paragraph-rsid="00163061"/>
    </style:style>
    <style:style style:name="P9" style:family="paragraph" style:parent-style-name="Standard">
      <style:text-properties officeooo:rsid="00163061" officeooo:paragraph-rsid="0019d599"/>
    </style:style>
    <style:style style:name="P10" style:family="paragraph" style:parent-style-name="Standard">
      <style:text-properties officeooo:paragraph-rsid="00163061"/>
    </style:style>
    <style:style style:name="P11" style:family="paragraph" style:parent-style-name="Standard">
      <style:text-properties officeooo:rsid="001690c4" officeooo:paragraph-rsid="001690c4"/>
    </style:style>
    <style:style style:name="P12" style:family="paragraph" style:parent-style-name="Standard">
      <style:text-properties officeooo:rsid="001690c4" officeooo:paragraph-rsid="0019d599"/>
    </style:style>
    <style:style style:name="P13" style:family="paragraph" style:parent-style-name="Standard">
      <style:text-properties officeooo:rsid="00179c75" officeooo:paragraph-rsid="00179c75"/>
    </style:style>
    <style:style style:name="P14" style:family="paragraph" style:parent-style-name="Standard">
      <style:text-properties officeooo:rsid="001b5152" officeooo:paragraph-rsid="001b5152"/>
    </style:style>
    <style:style style:name="P15" style:family="paragraph" style:parent-style-name="Standard">
      <style:text-properties officeooo:rsid="001c44a1" officeooo:paragraph-rsid="001c44a1"/>
    </style:style>
    <style:style style:name="P16" style:family="paragraph" style:parent-style-name="Standard">
      <style:text-properties officeooo:rsid="001c44a1" officeooo:paragraph-rsid="002eb3af"/>
    </style:style>
    <style:style style:name="P17" style:family="paragraph" style:parent-style-name="Standard">
      <style:text-properties officeooo:rsid="001d1acf" officeooo:paragraph-rsid="001c44a1"/>
    </style:style>
    <style:style style:name="P18" style:family="paragraph" style:parent-style-name="Standard">
      <style:text-properties officeooo:rsid="001d1acf" officeooo:paragraph-rsid="001d1acf"/>
    </style:style>
    <style:style style:name="P19" style:family="paragraph" style:parent-style-name="Standard">
      <style:text-properties officeooo:rsid="001d1acf" officeooo:paragraph-rsid="00303eea"/>
    </style:style>
    <style:style style:name="P20" style:family="paragraph" style:parent-style-name="Standard">
      <style:text-properties fo:font-style="normal" officeooo:rsid="001d1acf" officeooo:paragraph-rsid="001d1acf" style:font-style-asian="normal" style:font-style-complex="normal"/>
    </style:style>
    <style:style style:name="P21" style:family="paragraph" style:parent-style-name="Standard">
      <style:text-properties officeooo:rsid="00347ab7" officeooo:paragraph-rsid="00347ab7"/>
    </style:style>
    <style:style style:name="P22" style:family="paragraph" style:parent-style-name="Text_20_body">
      <style:text-properties officeooo:paragraph-rsid="001511a3"/>
    </style:style>
    <style:style style:name="T1" style:family="text">
      <style:text-properties officeooo:rsid="0013aa55"/>
    </style:style>
    <style:style style:name="T2" style:family="text">
      <style:text-properties officeooo:rsid="00179c75"/>
    </style:style>
    <style:style style:name="T3" style:family="text">
      <style:text-properties officeooo:rsid="0019d599"/>
    </style:style>
    <style:style style:name="T4" style:family="text">
      <style:text-properties officeooo:rsid="001d1acf"/>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303eea" style:font-style-asian="normal" style:font-style-complex="normal"/>
    </style:style>
    <style:style style:name="T8" style:family="text">
      <style:text-properties officeooo:rsid="00203211"/>
    </style:style>
    <style:style style:name="T9" style:family="text">
      <style:text-properties officeooo:rsid="002167ec"/>
    </style:style>
    <style:style style:name="T10" style:family="text">
      <style:text-properties officeooo:rsid="0023e104"/>
    </style:style>
    <style:style style:name="T11" style:family="text">
      <style:text-properties officeooo:rsid="002582d9"/>
    </style:style>
    <style:style style:name="T12" style:family="text">
      <style:text-properties officeooo:rsid="002709e2"/>
    </style:style>
    <style:style style:name="T13" style:family="text">
      <style:text-properties officeooo:rsid="002aac32"/>
    </style:style>
    <style:style style:name="T14" style:family="text">
      <style:text-properties officeooo:rsid="002c21ee"/>
    </style:style>
    <style:style style:name="T15" style:family="text">
      <style:text-properties officeooo:rsid="002dc06d"/>
    </style:style>
    <style:style style:name="T16" style:family="text">
      <style:text-properties officeooo:rsid="002eb3af"/>
    </style:style>
    <style:style style:name="T17" style:family="text">
      <style:text-properties officeooo:rsid="0030a92f"/>
    </style:style>
    <style:style style:name="T18" style:family="text">
      <style:text-properties officeooo:rsid="0031d6bd"/>
    </style:style>
    <style:style style:name="T19" style:family="text">
      <style:text-properties officeooo:rsid="003389eb"/>
    </style:style>
    <style:style style:name="T20" style:family="text">
      <style:text-properties officeooo:rsid="00347ab7"/>
    </style:style>
    <style:style style:name="T21" style:family="text">
      <style:text-properties officeooo:rsid="003574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title = "Film en het Antropoceen I<text:span text:style-name="T20">I</text:span>: <text:span text:style-name="T20">Cold Fish </text:span>(201<text:span text:style-name="T20">0</text:span>)"</text:p>
      <text:p text:style-name="P1">description = "<text:span text:style-name="T20">Cold fish</text:span>"</text:p>
      <text:p text:style-name="P1">tags = [</text:p>
      <text:p text:style-name="P1"><text:s text:c="4"/>"Film",</text:p>
      <text:p text:style-name="P1"><text:s text:c="4"/>"antropoceen",</text:p>
      <text:p text:style-name="P1"><text:s text:c="4"/>"<text:span text:style-name="T20">Cold Fish</text:span>",</text:p>
      <text:p text:style-name="P1">]</text:p>
      <text:p text:style-name="P1">date = 2019-1<text:span text:style-name="T21">1</text:span>-01</text:p>
      <text:p text:style-name="P1">categories = [</text:p>
      <text:p text:style-name="P1"><text:s text:c="4"/>"Film",</text:p>
      <text:p text:style-name="P1"><text:s text:c="4"/>"Anthropocene",</text:p>
      <text:p text:style-name="P1">]</text:p>
      <text:p text:style-name="P1">menu = "main"</text:p>
      <text:p text:style-name="P1">+++</text:p>
      <text:p text:style-name="P3"/>
      <text:p text:style-name="P3">"<text:span text:style-name="T19">Onze blauwe planeet, d</text:span>e aarde werd 4.<text:span text:style-name="T19">6</text:span> miljard jaar geleden <text:span text:style-name="T19">geboren. En over 4.6 miljard jaar</text:span> en zal <text:span text:style-name="T19">de aarde zijn leven beëindigen.</text:span>" </text:p>
      <text:p text:style-name="P3"/>
      <text:p text:style-name="P21">&lt;!--more--&gt;</text:p>
      <text:p text:style-name="P3"/>
      <text:p text:style-name="P10"><text:span text:style-name="T1">In de film [*Cold Fish*](https://www.imdb.com/title/tt1632547/?ref_=ttpl_pl_tt) (2010) van de Japanse regisseur [Sion Sono](https://www.imdb.com/name/nm0814469/?ref_=tt_ov_dr) vindt de stroeve hoofdpersoon Syamoto (</text:span>Mitsuru Fukikoshi<text:span text:style-name="T1">) afleiding van zijn miserabele bestaan als eigenaar van een kleine zaak in tropische vissen door naar een planetarium te gaan. Het beeld van onze blauwe planeet, zwevend in het niets, deze herinnering aan de eindigheid van alles om ons heen heeft een mysterieuze aantrekkingskracht op Syamoto. <text:s/>*Cold Fish* laat met sadistisch geduld zien hoe Syamoto, boegbeeld van Japanse middenklasse, langzaam het kwaad in zichzelf leert kennen wanneer hij in contact komt met de infameuze zakenman en seriemoordenaar Yukio Murata (Denden). De zwijgende aarde verschijnt telkens als een kalm ijkpunt tegenover deze turbulente afdaling in de hel die Syamoto in zich blijkt te dragen. </text:span></text:p>
      <text:p text:style-name="P4"/>
      <text:p text:style-name="P6">Welke relatie tot de aarde spreekt uit deze meditatie op haar eindigheid? Spreekt er troost uit het idee dat alles ooit ophoudt? *Cold Fish* nodigt uit tot een reflectie over de eindigheid van de mens in het licht van de eindigheid van onze planeet. </text:p>
      <text:p text:style-name="P5"/>
      <text:p text:style-name="P6">##Synopsis</text:p>
      <text:p text:style-name="P6"/>
      <text:p text:style-name="P9">Syamoto is een loser. Zijn dochter haat hem, zijn nieuwe vrouw <text:span text:style-name="T3">negeert hem</text:span>, zijn vissenzaak zit <text:span text:style-name="T10">in </text:span>het slo<text:span text:style-name="T10">p</text:span>. Tot frustratie van de kijker ondergaat Syamoto dit alles <text:span text:style-name="T3">lijdzaam. Hij laat zijn betreurenswaardige omstandigheden voor wat ze zijn en doet geen enkele poging zijn leven te verbeteren.</text:span> Het plot<text:span text:style-name="T3"> van de film</text:span> begint als zijn dochter spulletjes steelt uit een groot warenhuis. Vernederd gaan hij en zijn vrouw Taeko (Hikari Kajiwara) naar de zaak <text:span text:style-name="T3">om zich te verontschuldigen voor het wangedrag van hun dochter. De manage</text:span>r<text:span text:style-name="T3"> van de winkel</text:span>, Yukio Marata<text:span text:style-name="T3">,</text:span> blijkt tot ieders opluchting een joviale kerel die bereid is <text:span text:style-name="T11">tot vergiffenis</text:span>. <text:span text:style-name="T3">Sterker nog, hij ziet in Syamoto een vakgenoot, omdat hij zelf ook een winkel heeft met tropische vissen, 'Amazon Gold Tropical Fish Store'. Overigens is Marata verder in alles de tegenpool van Syamoto.</text:span> Zijn vrouw is prachtig, hij is goedgebekt en doortastend. <text:span text:style-name="T3">De *Amazon Gold Tropical Fish Store* is een succesformule. Om de hele situatie op te lossen, stelt Marata voor dat de dochter van Syamoto in zijn zaak komt werken. Hij heeft daar een kleine *dorm* waar ze zelfs zou kunnen wonen. Met enige twijfel stemt Syamoto in, zijn dochter is vooral dolblij van haar vader weg te kunnen zijn. </text:span></text:p>
      <text:p text:style-name="P8"/>
      <text:p text:style-name="P12"><text:soft-page-break/>Vervolgens raakt Syamoto onverhoopt betrokken in de lugubere zaakjes van Marata. Deze manager blijkt namelijk letterlijk over lijken te gaan in het bereiken van zijn doelen. Lachend en <text:span text:style-name="T3">nederig </text:span>benadert Marata zijn concurrenten, totdat hij ze, tot de grote schrik van Syamoto, <text:span text:style-name="T11">plots </text:span>op bloederige wijze vermoordt. <text:span text:style-name="T3">Syamoto ziet toe, raakt in *shock* en laat zich vervolgens door Marata rondcommanderen. </text:span>Hij kijkt misselijk toe hoe Marata en diens vrouw de lijken <text:span text:style-name="T12">zonder enig medegevoel </text:span>in stukken snijden en in een rivier dumpen.<text:span text:style-name="T3"> Zelfs in deze extreme situatie is hij te slap om zijn eigen grenzen te verdedigen, en Syamoto helpt tot afschuw van de kijker het psychopatische echtpaar tegen zijn wil in met hun *killing spree*. </text:span></text:p>
      <text:p text:style-name="P12"/>
      <text:p text:style-name="P12">Marata eigent zich <text:span text:style-name="T3">vervolgens s</text:span>teeds meer het leven toe van de pietluttige Syamoto. De dochter van Syamoto is idolaat van deze succesvollere versie van haar vader. Marata verkracht zelfs <text:span text:style-name="T3">Syamoto's </text:span>vrouw, Taeko, die <text:span text:style-name="T2">zich </text:span>na enige weerstand compleet overgeeft. <text:span text:style-name="T2">Syamoto komt nog altijd niet in opstand. Ondertussen denkt hij zo nu en dan aan zijn escapades naar het planetarium. De aarde ontstond 4.5 miljard jaar geleden en zal over 4.5 miljard jaar vergaan... Het is alsof Syamoto dit vergezicht op zijn leven nodig heeft om alles dragelijk te houden.</text:span></text:p>
      <text:p text:style-name="P11"/>
      <text:p text:style-name="P13">Op het einde van de film draaien de rollen om. Marata moedigt de zwakke Syamoto aan om het moordlustige in zichzelf te accepteren. Hij dwingt Syamoto om vreemd te gaan op Taeko, hij leert Syamoto zich over te geven aan het bloedlustige in zichzelf. <text:span text:style-name="T3">Het is alsof de verlegen middenklasser langzaam leert te accepteren dat hij van binnen niet verschilt van Marata. Als Syamoto dan eindelijk voor zichzelf leert op te komen, dan is het door eenzelfde bloedbad aan te richten als Marata. Na zoveel ellende, na zoveel stappen over zijn eigen grenzen, ontploft Syamoto en wordt zo mogelijk nog kwaadaardiger dan Marata. Hiermee eindigt de film volledig ambigu. De bevrijding van Syamoto van zijn ellendige situatie is een val in het kwaad dat hij in zich draagt. *Cold Fish* stelt daarmee de vraag: als de mens zichzelf volledig emancipeert, komt er dan iets meer dan een duivel tevoorschijn?</text:span></text:p>
      <text:p text:style-name="P7"/>
      <text:p text:style-name="P6">##De aarde, eindig</text:p>
      <text:p text:style-name="P6"/>
      <text:p text:style-name="P14">Syamoto denkt gedurende de film meerdere malen terug aan het beeld van de aarde dat hij in het planetarium zag. Op één van de eerste afspraakjes met zijn nieuwe vrouw Taeko<text:span text:style-name="T13"> keek hij samen naar de planeten en sterren</text:span>. Halverwege de film dwingt hij haar opnieuw met hem te kijken naar de rustgevende beelden van het universum. "De aarde ontstond 4.5 miljard jaar geleden en zal over 4.5 miljard jaar vergaan." Syamoto mompelt deze zin nog tijdens zijn zwartste momenten, alsof het hem hoop geeft, of minstens zijn val tot het kwaad kan relativeren. Wat leren wij van deze meditatie op het einde van de aarde?</text:p>
      <text:p text:style-name="P14"/>
      <text:p text:style-name="P14">De eindigheid van de aarde is in deze film een soort lek in het verhaal dat de mens over zichzelf vertelt. Als wij over ons eigen handelen praten, dan noemen we redenen en doelen. Ik begin een tropische vissenzaak, omdat ik hoop zo in de toekomst mijn gezin te kunnen voorzien. Ik trouw opnieuw, omdat ik hoop dat deze nieuwe vrouw mij gelukkig zal maken. Er zijn doelen die wij in ons eigen leven kunnen bereiken en soms is de mens in staat om zelfs voorbij zijn eigen leven te denken. De eindigheid van de aarde maakt een scheur in deze uitleg van onszelf. Er is een grens in de toekomst, die een oneindige toekomst onmogelijk maakt. Waar wij als mensen ook op uit zijn, onze thuisplaneet zal ons uiteindelijk in de steek laten. Onder alle betekenis die de mensen aan de wereld geven, gaat een aarde schuil die zich zal terugtrekken in een betekenisloze ondergang. </text:p>
      <text:p text:style-name="P14"/>
      <text:p text:style-name="P14">Dit beeld van de eindige aarde is dreigend, juist omdat de<text:span text:style-name="T14">ze</text:span> eindigheid niet afhangt van het handelen van de mens. Door klimaatverandering zijn we de aarde soms gaan zien als een kwetsbaar wezen, wiens lot in onze handen ligt. Dat beeld klopt gedeeltelijk. We moeten niet vergeten dat de aarde een eigen leven, een eigen tijd heeft en ook vanuit zichzelf ooit zal sterven. Dit onvermijdelijke einde laat de mens zien dat de voorwaarden van zijn handelen uiteindelijk buiten <text:soft-page-break/>zijn controle liggen. Er is hier niets dat de mens kan doen. In een tijd waarin wij de Goden hebben afgezworen en nog steeds in een soort roes zijn van de machten van de technologie is dit een onacceptabel gegeven. Maar zelfs als wij naar Mars vluchten, of God weet naar welke <text:span text:style-name="T15">sterrenstelsels,</text:span> de mens blijft afhankelijk van een natuurlijke gegevenheid die eindig is. </text:p>
      <text:p text:style-name="P14"/>
      <text:p text:style-name="P14">Kortom, als in deze film de aarde zichzelf laat zien, dan als een zwijgende kanttekening bij alle verhalen die mensen over zichzelf vertellen. Het beeld laat de hopeloosheid van de menselijke conditie zien, die altijd op weg is naar iets, <text:span text:style-name="T15">maar </text:span>wat het uiteindelijk niet kan vasthouden. De oneindigheid is niet mogelijk in een veranderlijk universum. </text:p>
      <text:p text:style-name="P14"/>
      <text:p text:style-name="P15">##De mens, eindig</text:p>
      <text:p text:style-name="P14"/>
      <text:p text:style-name="P15">Heeft dit beeld van de eindige aarde zelf nog een betekenis, hoewel het onze verhalen in twijfel trekt? Syamoto vindt in de film iets in het planetarium. Hij schrikt niet weg van dit perspectief op de diepe tijd, maar hunkert er zelfs naar. Kortom, de eindigheid van de aarde is toch in staat om onze gevoelens te beïnvloeden - het beeld kan een rol spelen in onze levens. Er zijn, denk ik, drie manieren waarop we Syamoto's obsessie met de eindigheid kunnen interpreteren: escapade, transcendentie en <text:span text:style-name="T4">troost. </text:span></text:p>
      <text:p text:style-name="P15"/>
      <text:p text:style-name="P16">Misschien vlucht Syamoto van <text:span text:style-name="T16">zijn verantwoordelijkheid om iets van zijn bestaan te maken in zijn uitstapjes naar het planetarium. </text:span>Syamoto heeft zelf namelijk geen verhaal waarin hij kan geloven, hij is op ieder vlak een loser. Kan het dan niet opluchten om te zien dat alle verhalen van de mensen uiteindelijk van het gezicht van de aarde weggevaagd zullen worden? Zelfs de succesverhalen van een Marata, zelfs het moorden en verkrachten<text:span text:style-name="T9"> waartoe Syamoto is vervallen</text:span>, zelfs het leed<text:span text:style-name="T9">, al het leed</text:span>: alles wordt opgeslokt door het simpele vergaan van de planeet. <text:span text:style-name="T9">D</text:span>e eindigheid van de aarde <text:span text:style-name="T9">biedt </text:span>een mogelijkheid om te ontsnappen van de menselijke conditie<text:span text:style-name="T16">, precies omdat het onze narratieven tussen haakjes kan zetten.</text:span> </text:p>
      <text:p text:style-name="P15"/>
      <text:p text:style-name="P15">Een andere interpretatie zou kunnen laten zien hoe het beeld van de aarde Syamoto in staat stelt om boven zichzelf uit te stijgen. Wanneer hij zijn ware <text:span text:style-name="T9">karakter</text:span> ontdekt, dan blijkt <text:span text:style-name="T9">hij een moordenaar</text:span>: dit is <text:span text:style-name="T9">natuurlijk </text:span>compleet onacceptabel binnen de morele kaders van de menselijke omgang. De eindige aarde zou dan kunnen laten zien dat deze morele kaders niets zijn dan een tijdelijk verzet van de mensen tegen een onvermijdelijk niets. Hoe waardevol zijn onze normen en waarden eigenlijk? Als alles vergaat, waarom zou Syamoto zich dan niet boven de maatschappij mogen verheffen en waarom zou hij niet mogen handelen naar zijn moordlustige karakter? <text:span text:style-name="T4">Dat de aarde alle menselijke waarden wegveegt, zou dan een bevrijding zijn: Syamoto transcendeert boven het kader dat hem bekneld hield. </text:span></text:p>
      <text:p text:style-name="P17"/>
      <text:p text:style-name="P19">Tenslotte zouden we de tere eindigheid van de aarde ook als een troost kunnen zien, die ons helpt om het mens-zijn op een andere manier te omarmen. Het beeld van de eindige aarde in een leeg h<text:span text:style-name="T9">e</text:span>elal, hieruit spreekt een kalmerend <text:span text:style-name="T5">dat het zo is</text:span><text:span text:style-name="T6">. Als we aarde zien als deel van het mens-zijn, dan spelen wij onze eigen bijrol in het verhaal van de aarde. Misschien kunnen wij als mensen dan ook leren om onze eigen doelen los te laten en het eenvoudige voortbestaan zonder doel te omarmen. Wij zijn, net als de aarde zelf, fenomenen van het universum, die even oplichten en dan uitdoven. Dit is nu eenmaal zo, en dat te accepteren zou een enorme rust teweeg kunnen brengen. In deze interpretatie zou Syamoto </text:span><text:span text:style-name="T7">iets zoeken, wat hij uiteindelijk niet weet toe te passen. Hij l</text:span><text:span text:style-name="T6">aat</text:span><text:span text:style-name="T7"> zich</text:span><text:span text:style-name="T6"> meesleuren door zijn woeste gevoelens en wensen. Terwijl de aarde juist een mogelijkheid zou bieden om het heden te omarmen, laat hij zich op de allerlaagste manier richting de toekomst voortstuwen. De aarde is dan een soort van rechter, die al het tramalant dat hij maakt afkeurt.</text:span></text:p>
      <text:p text:style-name="P20"/>
      <text:p text:style-name="P20">Welke interpretatie is 'de juiste'? De film geeft geen antwoord en <text:span text:style-name="T17">vormt </text:span>daarmee een vraag aan de kijker. Wat is betekenis? Hoe gaan we om met onze tijdelijkheid? In al zijn banaliteit laat de film <text:soft-page-break/>zien dat de mens een wezen is dat zonder al te veel moeite aan stukken gehakt kan worden. De beelden van ingewanden, bloed en geweld, gecontrasteerd met het portret van onze thuisplaneet<text:span text:style-name="T9"> in de ruimte</text:span> kunnen de kijker gedesillusioneerd achterlaten. <text:span text:style-name="T18">Toch moeten we in deze spiegel kijken om te achterhalen waartoe wij als mensen in staat zijn en welke van onze verhalen nog standhouden.</text:span></text:p>
      <text:p text:style-name="P6"/>
      <text:p text:style-name="P6">##<text:span text:style-name="T4"> Film en Leven</text:span></text:p>
      <text:p text:style-name="P6"/>
      <text:p text:style-name="P18">*Cold Fish* is een bijzonder geslaagde verkenning <text:span text:style-name="T8">van</text:span> de diepte en wijdte van het menselijke bestaan. Films als deze weten te tonen dat de ruis van het h<text:span text:style-name="T9">e</text:span>elal te ontwaren is in de verhalen van onze levens. De aarde verschijnt hier niet als een object, dat al beheerst is, ook niet als een kwetsbaar systeem dat enkel als plotmechanisme gebruikt wordt om de zelfzucht van de mens te beschuldigen. Het beeld is grimmiger en zit <text:span text:style-name="T9">ons </text:span>dichter op de huid. Wij zijn aardlingen, stervelingen, die niet meer geloven in een hemel en niet meer kunnen hopen <text:span text:style-name="T9">dat er op aarde een eindeloze verlossing mogelijk is. De film stelt ons de vraag: wat moeten we nu?</text:span></text:p>
      <text:p text:style-name="P2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2T18:56:03.635541759</meta:creation-date>
    <dc:date>2019-11-25T21:22:33.129376938</dc:date>
    <meta:editing-duration>PT1H25M34S</meta:editing-duration>
    <meta:editing-cycles>27</meta:editing-cycles>
    <meta:generator>LibreOffice/6.0.7.3$Linux_X86_64 LibreOffice_project/00m0$Build-3</meta:generator>
    <meta:document-statistic meta:table-count="0" meta:image-count="0" meta:object-count="0" meta:page-count="4" meta:paragraph-count="37" meta:word-count="1987" meta:character-count="11930" meta:non-whitespace-character-count="9950"/>
  </office:meta>
</office:document-meta>
</file>